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955" officeooo:paragraph-rsid="0010b955"/>
    </style:style>
    <style:style style:name="P2" style:family="paragraph" style:parent-style-name="Standard">
      <style:text-properties fo:font-weight="bold" officeooo:rsid="0010b955" officeooo:paragraph-rsid="0010b955" style:font-weight-asian="bold" style:font-weight-complex="bold"/>
    </style:style>
    <style:style style:name="P3" style:family="paragraph" style:parent-style-name="Standard">
      <style:text-properties officeooo:rsid="0011c6c4" officeooo:paragraph-rsid="0011c6c4"/>
    </style:style>
    <style:style style:name="P4" style:family="paragraph" style:parent-style-name="Standard">
      <style:text-properties officeooo:paragraph-rsid="0011c6c4"/>
    </style:style>
    <style:style style:name="P5" style:family="paragraph" style:parent-style-name="Standard">
      <style:text-properties officeooo:rsid="0013397f" officeooo:paragraph-rsid="0013397f"/>
    </style:style>
    <style:style style:name="T1" style:family="text">
      <style:text-properties officeooo:rsid="0011c6c4"/>
    </style:style>
    <style:style style:name="T2" style:family="text">
      <style:text-properties fo:color="#000000" style:font-name="Courier New" fo:font-size="10pt" style:font-size-asian="10pt"/>
    </style:style>
    <style:style style:name="T3" style:family="text">
      <style:text-properties fo:color="#000000" style:font-name="Courier New" fo:font-size="10pt" officeooo:rsid="0011c6c4" style:font-size-asian="10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ercentage of relevant items that are actually recovered is known as the recall. </text:p>
      <text:p text:style-name="P1">The percentage of recovered items that are actually relevant is known as the precision.</text:p>
      <text:p text:style-name="P1"/>
      <text:p text:style-name="P2">P = precision</text:p>
      <text:p text:style-name="P2">R = recall</text:p>
      <text:p text:style-name="P2"/>
      <text:p text:style-name="P1">F-measures are weighted harmonic means of precision and recall.</text:p>
      <text:p text:style-name="P1">F1 = <draw:frame draw:style-name="fr1" draw:name="Object1" text:anchor-type="as-char" svg:y="-0.2437in" svg:width="0.6457in" svg:height="0.3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Fβ-measure weights recall β times as strongly as recall</text:p>
      <text:p text:style-name="P1">Fβ = <draw:frame draw:style-name="fr1" draw:name="Object2" text:anchor-type="as-char" svg:y="-0.2437in" svg:width="1.2043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3" text:anchor-type="as-char" svg:y="-0.2437in" svg:width="0.478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4"><text:span text:style-name="T1">Time to traverse using 4 threads = </text:span><text:span text:style-name="T2">1475182 ms </text:span><text:span text:style-name="T3">~~ 24.5 mins</text:span></text:p>
      <text:p text:style-name="P3"><text:span text:style-name="T2">Memory to traverse = 98277408 bytes ~~ 100 MB</text:span></text:p>
      <text:p text:style-name="P3"><text:span text:style-name="T2"/></text:p>
      <text:p text:style-name="P3"><text:span text:style-name="T2"/></text:p>
      <text:p text:style-name="P5"><text:span text:style-name="T2">Sobel mask: </text:span><text:a xlink:type="simple" xlink:href="https://blog.saush.com/2011/04/20/edge-detection-with-the-sobel-operator-in-ruby/" text:style-name="Internet_20_link" text:visited-style-name="Visited_20_Internet_20_Link">https://blog.saush.com/2011/04/20/edge-detection-with-the-sobel-operator-in-ruby/</text:a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47:06.414000000</meta:creation-date>
    <dc:date>2016-11-22T16:35:08.467000000</dc:date>
    <meta:editing-duration>P6DT12M59S</meta:editing-duration>
    <meta:editing-cycles>1</meta:editing-cycles>
    <meta:document-statistic meta:table-count="0" meta:image-count="0" meta:object-count="3" meta:page-count="1" meta:paragraph-count="12" meta:word-count="80" meta:character-count="519" meta:non-whitespace-character-count="447"/>
    <meta:generator>LibreOffice/5.0.2.2$Windows_X86_64 LibreOffice_project/37b43f919e4de5eeaca9b9755ed688758a8251fe</meta:generator>
  </office:meta>
</office:document-meta>
</file>

<file path=Object 1/content.xml><?xml version="1.0" encoding="utf-8"?>
<math xmlns="http://www.w3.org/1998/Math/MathML" display="block">
  <semantics>
    <mfrac>
      <mrow>
        <mn>2</mn>
        <mo stretchy="false">∗</mo>
        <mi>P</mi>
        <mo stretchy="false">∗</mo>
        <mi>R</mi>
      </mrow>
      <mrow>
        <mi>P</mi>
        <mo stretchy="false">+</mo>
        <mi>R</mi>
      </mrow>
    </mfrac>
    <annotation encoding="StarMath 5.0">{2*P*R} over {P+R} 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sup>
              <mi>β</mi>
              <mn>2</mn>
            </msup>
          </mrow>
        </mrow>
        <mo fence="true" stretchy="false">)</mo>
      </mrow>
      <mfrac>
        <mrow>
          <mi>P</mi>
          <mo stretchy="false">∗</mo>
          <mi>R</mi>
        </mrow>
        <mrow>
          <mrow>
            <msup>
              <mi>β</mi>
              <mn>2</mn>
            </msup>
            <mo stretchy="false">∗</mo>
            <mi>P</mi>
          </mrow>
          <mo stretchy="false">+</mo>
          <mi>R</mi>
        </mrow>
      </mfrac>
    </mrow>
    <annotation encoding="StarMath 5.0">(1 + β^2 ) { P * R } over { β^2 * P + R }</annotation>
  </semantics>
</math>
</file>

<file path=Object 3/content.xml><?xml version="1.0" encoding="utf-8"?>
<math xmlns="http://www.w3.org/1998/Math/MathML" display="block">
  <semantics>
    <mrow>
      <mi>P</mi>
      <mi>α</mi>
      <mfrac>
        <mn>1</mn>
        <mi>R</mi>
      </mfrac>
    </mrow>
    <annotation encoding="StarMath 5.0">P α { 1 } over { R }</annotation>
  </semantics>
</math>
</file>